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7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0.7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 style:data-style-name="N107"/>
    <style:style style:name="ce9" style:family="table-cell" style:parent-style-name="Default" style:data-style-name="N2"/>
    <style:style style:name="ce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fo:border-left="0.99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<text:s/>f <text:s/>= Frequency</text:p>
          </table:table-cell>
          <table:table-cell table:style-name="ce6" office:value-type="float" office:value="868" calcext:value-type="float">
            <text:p>868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<text:s/>λ = Wavelength</text:p>
          </table:table-cell>
          <table:table-cell table:formula="of:=299792458/([.B2]*1000000)*1000" office:value-type="float" office:value="345.383016129032" calcext:value-type="float">
            <text:p>345,3830161290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λ/4</text:p>
          </table:table-cell>
          <table:table-cell table:style-name="ce9" table:formula="of:=[.B3]/4" office:value-type="float" office:value="86.3457540322581" calcext:value-type="float">
            <text:p>86,35</text:p>
          </table:table-cell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text:p>Helix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<text:s/>S <text:s/>= spacing between turns (center-to-center)</text:p>
          </table:table-cell>
          <table:table-cell table:style-name="ce6" office:value-type="float" office:value="1.2" calcext:value-type="float">
            <text:p>1,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/>ΠD=sqrt(2Sλ), so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<text:s/>D = diameter of helix (center-to-center)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= ((ΠD)^2)/(2λ)=</text:p>
          </table:table-cell>
          <table:table-cell table:style-name="ce9" table:formula="of:=((PI()*[.B7])^2)/(2*[.B3])" office:value-type="float" office:value="0.128591209558231" calcext:value-type="float">
            <text:p>0,1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<text:s/>d = wire diameter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<text:s/>N = number of turns</text:p>
          </table:table-cell>
          <table:table-cell table:style-name="ce6" office:value-type="float" office:value="8.773" calcext:value-type="float">
            <text:p>8,773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table:style-name="ce7"/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/>ΠDλ = Circumference in wavelengths (John D Kraus, graph)</text:p>
          </table:table-cell>
          <table:table-cell table:style-name="ce8" table:formula="of:=(PI()*[.B7])/[.B3]" office:value-type="float" office:value="0.0272879021858109" calcext:value-type="float">
            <text:p>0,0273</text:p>
          </table:table-cell>
          <table:table-cell/>
          <table:table-cell office:value-type="string" calcext:value-type="string">
            <text:p>Axial Ratio</text:p>
          </table:table-cell>
          <table:table-cell table:style-name="ce9" table:formula="of:=(2*[.B6]*[.B3])/((PI()*[.B7])^2)" office:value-type="float" office:value="9.33189760110778" calcext:value-type="float">
            <text:p>9,33</text:p>
          </table:table-cell>
          <table:table-cell/>
        </table:table-row>
        <table:table-row table:style-name="ro1">
          <table:table-cell office:value-type="string" calcext:value-type="string">
            <text:p><text:s/>Sλ = Spacing in wavelengths (John D Kraus, graph)</text:p>
          </table:table-cell>
          <table:table-cell table:style-name="ce8" table:formula="of:=[.B6]/[.B3]" office:value-type="float" office:value="0.00347440361558395" calcext:value-type="float">
            <text:p>0,0035</text:p>
          </table:table-cell>
          <table:table-cell/>
          <table:table-cell office:value-type="string" calcext:value-type="string">
            <text:p><text:s/>(AR) (Eθ/Eφ)</text:p>
          </table:table-cell>
          <table:table-cell table:style-name="ce9"/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>
          <table:table-cell office:value-type="string" calcext:value-type="string">
            <text:p><text:s/>C = circumference of helix</text:p>
          </table:table-cell>
          <table:table-cell table:style-name="ce9" table:formula="of:=PI()*[.B7]" office:value-type="float" office:value="9.42477796076938" calcext:value-type="float">
            <text:p>9,42</text:p>
          </table:table-cell>
          <table:table-cell office:value-type="string" calcext:value-type="string">
            <text:p>mm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<text:s/>α = pitch angle</text:p>
          </table:table-cell>
          <table:table-cell table:style-name="ce9" table:formula="of:=(ATAN([.B6]/[.B14])*180)/PI()" office:value-type="float" office:value="7.25608291064094" calcext:value-type="float">
            <text:p>7,26</text:p>
          </table:table-cell>
          <table:table-cell office:value-type="string" calcext:value-type="string">
            <text:p>deg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<text:s/>L <text:s/>= length of one uncoiled turn</text:p>
          </table:table-cell>
          <table:table-cell table:style-name="ce9" table:formula="of:=SQRT((POWER([.B6];2)+POWER([.B14];2)))" office:value-type="float" office:value="9.50086520322251" calcext:value-type="float">
            <text:p>9,5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eed tail</text:p>
          </table:table-cell>
          <table:table-cell table:style-name="ce9" table:formula="of:=3" office:value-type="float" office:value="3" calcext:value-type="float">
            <text:p>3,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<text:s/>h <text:s/>= height (h = N x S)</text:p>
          </table:table-cell>
          <table:table-cell table:style-name="ce9" table:formula="of:=[.B9]*[.B6]" office:value-type="float" office:value="10.5276" calcext:value-type="float">
            <text:p>10,53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w <text:s/>= total length of the wire</text:p>
          </table:table-cell>
          <table:table-cell table:style-name="ce9" table:formula="of:=[.B9]*[.B16]" office:value-type="float" office:value="83.351090427871" calcext:value-type="float">
            <text:p>83,3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nt len</text:p>
          </table:table-cell>
          <table:table-cell table:style-name="ce9" table:formula="of:=[.B18]+[.E16]" office:value-type="float" office:value="86.351090427871" calcext:value-type="float">
            <text:p>86,35</text:p>
          </table:table-cell>
          <table:table-cell office:value-type="string" calcext:value-type="string">
            <text:p>mm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ST parameter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ner radius</text:p>
          </table:table-cell>
          <table:table-cell table:formula="of:=([.B7]-[.B8])/2"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ed len</text:p>
          </table:table-cell>
          <table:table-cell table:formula="of:=([.B7]+[.B8])/2"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.00.0000</text:date>, <text:time style:data-style-name="N2" text:time-value="18:29:24.9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26T15:33:32.227651599</meta:creation-date>
    <dc:date>2022-06-04T04:40:14.628000000</dc:date>
    <meta:editing-duration>PT13H27M44S</meta:editing-duration>
    <meta:editing-cycles>27</meta:editing-cycles>
    <meta:generator>LibreOffice/7.2.2.2$Windows_X86_64 LibreOffice_project/02b2acce88a210515b4a5bb2e46cbfb63fe97d56</meta:generator>
    <meta:document-statistic meta:table-count="1" meta:cell-count="59" meta:object-count="0"/>
  </office:meta>
</office:document-meta>
</file>